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mmre-med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DecisionTreeRegress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1.0488561676247" calcext:value-type="float">
            <text:p>1.0488561676247</text:p>
          </table:table-cell>
          <table:table-cell office:value-type="float" office:value="0.704655083451669" calcext:value-type="float">
            <text:p>0.704655083451669</text:p>
          </table:table-cell>
          <table:table-cell office:value-type="float" office:value="0.603560606060606" calcext:value-type="float">
            <text:p>0.603560606060606</text:p>
          </table:table-cell>
          <table:table-cell office:value-type="float" office:value="0.567330917874396" calcext:value-type="float">
            <text:p>0.567330917874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43558944690832" calcext:value-type="float">
            <text:p>0.443558944690832</text:p>
          </table:table-cell>
          <table:table-cell office:value-type="float" office:value="0.328997923906166" calcext:value-type="float">
            <text:p>0.328997923906166</text:p>
          </table:table-cell>
          <table:table-cell office:value-type="float" office:value="0.263666666666667" calcext:value-type="float">
            <text:p>0.263666666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0164822759088" calcext:value-type="float">
            <text:p>0.330164822759088</text:p>
          </table:table-cell>
          <table:table-cell office:value-type="float" office:value="0.540319929197088" calcext:value-type="float">
            <text:p>0.540319929197088</text:p>
          </table:table-cell>
          <table:table-cell office:value-type="float" office:value="0.372035697737589" calcext:value-type="float">
            <text:p>0.372035697737589</text:p>
          </table:table-cell>
          <table:table-cell office:value-type="float" office:value="0.323322530864197" calcext:value-type="float">
            <text:p>0.323322530864197</text:p>
          </table:table-cell>
          <table:table-cell office:value-type="float" office:value="0.364941938135855" calcext:value-type="float">
            <text:p>0.364941938135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8544061302682" calcext:value-type="float">
            <text:p>0.378544061302682</text:p>
          </table:table-cell>
          <table:table-cell office:value-type="float" office:value="0.716208655965408" calcext:value-type="float">
            <text:p>0.716208655965408</text:p>
          </table:table-cell>
          <table:table-cell office:value-type="float" office:value="0.716182230230628" calcext:value-type="float">
            <text:p>0.716182230230628</text:p>
          </table:table-cell>
          <table:table-cell office:value-type="float" office:value="0.3331875" calcext:value-type="float">
            <text:p>0.3331875</text:p>
          </table:table-cell>
          <table:table-cell office:value-type="float" office:value="0.190972222222222" calcext:value-type="float">
            <text:p>0.190972222222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.15537514159633" calcext:value-type="float">
            <text:p>1.15537514159633</text:p>
          </table:table-cell>
          <table:table-cell office:value-type="float" office:value="1.06086109419765" calcext:value-type="float">
            <text:p>1.0608610941976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.11894086686377" calcext:value-type="float">
            <text:p>1.11894086686377</text:p>
          </table:table-cell>
          <table:table-cell office:value-type="float" office:value="0.759910100912307" calcext:value-type="float">
            <text:p>0.759910100912307</text:p>
          </table:table-cell>
          <table:table-cell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470642442715365" calcext:value-type="float">
            <text:p>0.470642442715365</text:p>
          </table:table-cell>
          <table:table-cell office:value-type="float" office:value="0.526850840607066" calcext:value-type="float">
            <text:p>0.526850840607066</text:p>
          </table:table-cell>
          <table:table-cell office:value-type="float" office:value="0.302469696969697" calcext:value-type="float">
            <text:p>0.30246969696969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NR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44" calcext:value-type="float">
            <text:p>44</text:p>
          </table:table-cell>
          <table:table-cell table:style-name="ce2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float" office:value="54" calcext:value-type="float">
            <text:p>5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 office:value-type="float" office:value="72" calcext:value-type="float">
            <text:p>72</text:p>
          </table:table-cell>
          <table:table-cell table:style-name="ce2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112" calcext:value-type="float">
            <text:p>11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8" calcext:value-type="float">
            <text:p>68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1"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ank 1</text:p>
          </table:table-cell>
          <table:table-cell table:style-name="ce2" office:value-type="string" calcext:value-type="string">
            <text:p>Rank 2</text:p>
          </table:table-cell>
          <table:table-cell table:style-name="ce3" office:value-type="string" calcext:value-type="string">
            <text:p>Rank 3</text:p>
          </table:table-cell>
          <table:table-cell office:value-type="string" calcext:value-type="string">
            <text:p>Rank 4+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4T16:05:04.357000000</dc:date>
    <meta:editing-duration>PT15S</meta:editing-duration>
    <meta:editing-cycles>1</meta:editing-cycles>
    <meta:document-statistic meta:table-count="1" meta:cell-count="100" meta:object-count="0"/>
    <meta:generator>LibreOffice/6.1.4.2$Windows_X86_64 LibreOffice_project/9d0f32d1f0b509096fd65e0d4bec26ddd1938fd3</meta:generator>
  </office:meta>
</office:document-meta>
</file>